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2pt" style:font-size-asian="22pt" style:font-size-complex="22pt" style:language-asian="pt" style:country-asian="BR" style:language-complex="ar" style:country-complex="SA" fo:hyphenate="true"/>
    </style:style>
    <style:style style:name="P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/>
    </style:style>
    <style:style style:name="P4" style:parent-style-name="Normal" style:family="paragraph">
      <style:paragraph-properties style:vertical-align="auto" fo:margin-top="0.0694in" fo:margin-bottom="0.0694in"/>
      <style:text-properties fo:hyphenate="true"/>
    </style:style>
    <style:style style:name="T5" style:parent-style-name="Fonteparág.padrão" style:family="text">
      <style:text-properties style:font-name="Segoe UI Emoji" style:font-name-asian="Times New Roman" style:font-name-complex="Segoe UI Emoji" style:letter-kerning="false" style:language-asian="pt" style:country-asian="BR" style:language-complex="ar" style:country-complex="SA"/>
    </style:style>
    <style:style style:name="T6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7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8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9" style:parent-style-name="Fonteparág.padrão" style:family="text">
      <style:text-properties style:font-name="Segoe UI Emoji" style:font-name-asian="Times New Roman" style:font-name-complex="Segoe UI Emoji" style:letter-kerning="false" style:language-asian="pt" style:country-asian="BR" style:language-complex="ar" style:country-complex="SA"/>
    </style:style>
    <style:style style:name="T10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11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12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13" style:parent-style-name="Fonteparág.padrão" style:family="text">
      <style:text-properties style:font-name="Segoe UI Emoji" style:font-name-asian="Times New Roman" style:font-name-complex="Segoe UI Emoji" style:letter-kerning="false" style:language-asian="pt" style:country-asian="BR" style:language-complex="ar" style:country-complex="SA"/>
    </style:style>
    <style:style style:name="T14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15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16" style:parent-style-name="Fonteparág.padrão" style:family="text">
      <style:text-properties style:font-name="Segoe UI Emoji" style:font-name-asian="Times New Roman" style:font-name-complex="Segoe UI Emoji" style:letter-kerning="false" style:language-asian="pt" style:country-asian="BR" style:language-complex="ar" style:country-complex="SA"/>
    </style:style>
    <style:style style:name="T17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18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19" style:parent-style-name="Normal" style:family="paragraph">
      <style:paragraph-properties style:vertical-align="auto"/>
      <style:text-properties fo:hyphenate="true"/>
    </style:style>
    <style:style style:name="T20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2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P22" style:parent-style-name="Normal" style:family="paragraph">
      <style:paragraph-properties style:vertical-align="auto" fo:margin-top="0.0694in" fo:margin-bottom="0.0694in"/>
      <style:text-properties fo:hyphenate="true"/>
    </style:style>
    <style:style style:name="T23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24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/>
    </style:style>
    <style:style style:name="T26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27" style:parent-style-name="Normal" style:family="paragraph">
      <style:paragraph-properties style:vertical-align="auto"/>
      <style:text-properties fo:hyphenate="true"/>
    </style:style>
    <style:style style:name="T28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2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P3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3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3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33" style:parent-style-name="Normal" style:family="paragraph">
      <style:paragraph-properties style:vertical-align="auto" fo:margin-top="0.0694in" fo:margin-bottom="0.0694in"/>
      <style:text-properties fo:hyphenate="true"/>
    </style:style>
    <style:style style:name="T34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T3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/>
    </style:style>
    <style:style style:name="T36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3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3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3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40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4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P4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4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4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4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4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4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4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4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50" style:parent-style-name="Normal" style:family="paragraph">
      <style:paragraph-properties style:vertical-align="auto"/>
      <style:text-properties fo:hyphenate="true"/>
    </style:style>
    <style:style style:name="T51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5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P5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5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5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5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5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5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5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1" style:parent-style-name="Normal" style:family="paragraph">
      <style:paragraph-properties style:vertical-align="auto"/>
      <style:text-properties fo:hyphenate="true"/>
    </style:style>
    <style:style style:name="T62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6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P6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6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6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P7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5" style:parent-style-name="Normal" style:family="paragraph">
      <style:paragraph-properties style:vertical-align="auto"/>
      <style:text-properties fo:hyphenate="true"/>
    </style:style>
    <style:style style:name="T76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7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P7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9" style:parent-style-name="Normal" style:family="paragraph">
      <style:paragraph-properties style:vertical-align="auto"/>
      <style:text-properties fo:hyphenate="true"/>
    </style:style>
    <style:style style:name="T80" style:parent-style-name="Fonteparág.padrão" style:family="text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P8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P82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8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8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8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DOCUMENTO DE DEFINIÇÃO DO PROJETO</text:h>
      <text:p text:style-name="P2"><text:span text:style-name="T3">Projeto de IoT para o Agronegócio</text:span></text:p>
      <text:p text:style-name="P4"><text:span text:style-name="T5">📅</text:span><text:span text:style-name="T6"><text:s/>Data:<text:s/></text:span><text:span text:style-name="T7">20/08/2025</text:span><text:span text:style-name="T8"><text:line-break/></text:span><text:span text:style-name="T9">👥</text:span><text:span text:style-name="T10"><text:s/>Nome do Aluno: Lucas<text:s/></text:span><text:span text:style-name="T11">Pereira do Carmo</text:span><text:span text:style-name="T12"><text:line-break/></text:span><text:span text:style-name="T13">🎓</text:span><text:span text:style-name="T14"><text:s/>Curso: Tecnologia em Big Data no Agronegócio</text:span><text:span text:style-name="T15"><text:line-break/></text:span><text:span text:style-name="T16">📖</text:span><text:span text:style-name="T17"><text:s/>Professor:<text:s/></text:span><text:span text:style-name="T18">Antônio Fernando Traina</text:span></text:p>
      <text:p text:style-name="P19"><text:span text:style-name="T20"><draw:custom-shape svg:x="0in" svg:y="0in" svg:width="45.51042in" svg:height="0.00139in" draw:z-index="0" draw:id="id0" draw:style-name="a0" draw:name="Horizontal Line 211" text:anchor-type="as-char"><svg:title/><svg:desc/><draw:enhanced-geometry draw:type="non-primitive" svg:viewBox="0 0 21600 21600" draw:enhanced-path="M 0 0 L 21600 0 21600 21600 0 21600 Z N"/></draw:custom-shape></text:span></text:p>
      <text:h text:style-name="P21" text:outline-level="2">1. Introdução</text:h>
      <text:p text:style-name="P22"><text:span text:style-name="T23">O agronegócio brasileiro é um dos setores mais importantes da economia, responsável por grande parte das exportações do país. No entanto, um dos principais desafios enfrentados pelos produtores de frutas é o monitoramento do ponto ideal de maturação para a colheita. Frutas como morango, manga, uva e tomate possuem maturação rápida e sensível, o que torna o processo de colheita complexo.</text:span><text:span text:style-name="T24"><text:line-break/>A utilização de tecnologias emergentes como<text:s/></text:span><text:span text:style-name="T25">IoT, Cloud e Big Data</text:span><text:span text:style-name="T26"><text:s/>pode contribuir para reduzir perdas, melhorar a logística e aumentar a competitividade do setor.</text:span></text:p>
      <text:p text:style-name="P27"><text:span text:style-name="T28"><draw:custom-shape svg:x="0in" svg:y="0in" svg:width="45.51042in" svg:height="0.00139in" draw:z-index="0" draw:id="id1" draw:style-name="a1" draw:name="Horizontal Line 212" text:anchor-type="as-char"><svg:title/><svg:desc/><draw:enhanced-geometry draw:type="non-primitive" svg:viewBox="0 0 21600 21600" draw:enhanced-path="M 0 0 L 21600 0 21600 21600 0 21600 Z N"/></draw:custom-shape></text:span></text:p>
      <text:h text:style-name="P29" text:outline-level="2">2. Escolha do Problema no Agronegócio</text:h>
      <text:h text:style-name="P30" text:outline-level="3">2.1 Descrição do Problema</text:h>
      <text:p text:style-name="P31">Atualmente, a definição do ponto de colheita de frutas depende de inspeções manuais, que são demoradas, subjetivas e imprecisas. Isso leva a colheitas fora do ponto ideal, ocasionando perdas de qualidade e valor de mercado. Além disso, erros no planejamento logístico e no armazenamento pós-colheita aumentam o desperdício.</text:p>
      <text:h text:style-name="P32" text:outline-level="3">2.2 Evidências do Problema</text:h>
      <text:list text:style-name="LFO7" text:continue-numbering="true">
        <text:list-item>
          <text:p text:style-name="P33"><text:span text:style-name="T34">Perdas pós-colheita de frutas no Brasil chegam a<text:s/></text:span><text:span text:style-name="T35">30% da produção</text:span><text:span text:style-name="T36">, segundo a Embrapa.</text:span></text:p>
        </text:list-item>
        <text:list-item>
          <text:p text:style-name="P37">A colheita precoce reduz o sabor e valor comercial, enquanto a colheita tardia reduz a durabilidade e gera perdas na exportação.</text:p>
        </text:list-item>
      </text:list>
      <text:h text:style-name="P38" text:outline-level="3">2.3 Impacto no Setor</text:h>
      <text:p text:style-name="P39">Esse problema gera prejuízos econômicos relevantes, reduz a competitividade dos produtores e compromete a sustentabilidade do setor, uma vez que insumos e recursos naturais são desperdiçados.</text:p>
      <text:p text:style-name="Normal"><text:span text:style-name="T40"><draw:custom-shape svg:x="0in" svg:y="0in" svg:width="45.51042in" svg:height="0.00139in" draw:z-index="0" draw:id="id2" draw:style-name="a2" draw:name="Horizontal Line 213" text:anchor-type="as-char"><svg:title/><svg:desc/><draw:enhanced-geometry draw:type="non-primitive" svg:viewBox="0 0 21600 21600" draw:enhanced-path="M 0 0 L 21600 0 21600 21600 0 21600 Z N"/></draw:custom-shape></text:span></text:p>
      <text:h text:style-name="P41" text:outline-level="2">3. Justificativa da Importância do Projeto</text:h>
      <text:h text:style-name="P42" text:outline-level="3">3.1 Por que resolver esse problema é importante?</text:h>
      <text:soft-page-break/>
      <text:p text:style-name="P43">A redução de perdas aumenta a rentabilidade dos produtores, garante maior qualidade para os consumidores e melhora a competitividade do agronegócio brasileiro no mercado internacional.</text:p>
      <text:h text:style-name="P44" text:outline-level="3">3.2 Papel da IoT na Solução</text:h>
      <text:p text:style-name="P45">A IoT permite o monitoramento contínuo do campo por meio de sensores de temperatura, umidade, radiação solar, pH do solo e nível de açúcar (Brix). Integrada a drones com câmeras multiespectrais, essa tecnologia coleta dados em tempo real e envia para a nuvem.</text:p>
      <text:h text:style-name="P46" text:outline-level="3">3.3 Exemplo de Aplicações Similares</text:h>
      <text:list text:style-name="LFO8" text:continue-numbering="true">
        <text:list-item>
          <text:p text:style-name="P47">Uso de sensores de umidade do solo para irrigação de precisão.</text:p>
        </text:list-item>
        <text:list-item>
          <text:p text:style-name="P48">Monitoramento de maturação de uva em vinícolas da Europa utilizando imagens multiespectrais.</text:p>
        </text:list-item>
        <text:list-item>
          <text:p text:style-name="P49">Projetos de rastreabilidade e logística com IoT aplicados a alimentos frescos.</text:p>
        </text:list-item>
      </text:list>
      <text:p text:style-name="P50"><text:span text:style-name="T51"><draw:custom-shape svg:x="0in" svg:y="0in" svg:width="45.51042in" svg:height="0.00139in" draw:z-index="0" draw:id="id3" draw:style-name="a3" draw:name="Horizontal Line 214" text:anchor-type="as-char"><svg:title/><svg:desc/><draw:enhanced-geometry draw:type="non-primitive" svg:viewBox="0 0 21600 21600" draw:enhanced-path="M 0 0 L 21600 0 21600 21600 0 21600 Z N"/></draw:custom-shape></text:span></text:p>
      <text:h text:style-name="P52" text:outline-level="2">4. Objetivos do Projeto</text:h>
      <text:h text:style-name="P53" text:outline-level="3">4.1 Objetivo Geral</text:h>
      <text:p text:style-name="P54">Desenvolver um sistema inteligente de monitoramento de maturação e colheita de frutas baseado em IoT, Cloud e Big Data, capaz de reduzir perdas e otimizar a logística pós-colheita.</text:p>
      <text:h text:style-name="P55" text:outline-level="3">4.2 Objetivos Específicos</text:h>
      <text:list text:style-name="LFO9" text:continue-numbering="true">
        <text:list-item>
          <text:p text:style-name="P56">Implementar sensores IoT no campo para monitoramento ambiental e indicadores de maturação.</text:p>
        </text:list-item>
        <text:list-item>
          <text:p text:style-name="P57">Utilizar drones<text:s/>(cameras)<text:s/>com imagens multiespectrais para mapear a maturação por talhão.</text:p>
        </text:list-item>
        <text:list-item>
          <text:p text:style-name="P58">Centralizar e processar os dados em uma plataforma em nuvem.</text:p>
        </text:list-item>
        <text:list-item>
          <text:p text:style-name="P59">Aplicar Big Data e Inteligência Artificial para prever a janela de colheita ideal.</text:p>
        </text:list-item>
        <text:list-item>
          <text:p text:style-name="P60">Desenvolver um dashboard interativo para apoio à decisão dos produtores.</text:p>
        </text:list-item>
      </text:list>
      <text:p text:style-name="P61"><text:span text:style-name="T62"><draw:custom-shape svg:x="0in" svg:y="0in" svg:width="45.51042in" svg:height="0.00139in" draw:z-index="0" draw:id="id4" draw:style-name="a4" draw:name="Horizontal Line 215" text:anchor-type="as-char"><svg:title/><svg:desc/><draw:enhanced-geometry draw:type="non-primitive" svg:viewBox="0 0 21600 21600" draw:enhanced-path="M 0 0 L 21600 0 21600 21600 0 21600 Z N"/></draw:custom-shape></text:span></text:p>
      <text:h text:style-name="P63" text:outline-level="2">5. Público-Alvo do Projeto</text:h>
      <text:h text:style-name="P64" text:outline-level="3">5.1 Quem se beneficiará da solução?</text:h>
      <text:list text:style-name="LFO10" text:continue-numbering="true">
        <text:list-item>
          <text:p text:style-name="P65">Produtores rurais de frutas frescas (morango, uva, manga, tomate, etc.).</text:p>
        </text:list-item>
        <text:list-item>
          <text:p text:style-name="P66">Cooperativas agrícolas.</text:p>
        </text:list-item>
        <text:list-item>
          <text:p text:style-name="P67">Empresas de exportação de frutas.</text:p>
        </text:list-item>
      </text:list>
      <text:h text:style-name="P68" text:outline-level="3">5.2 Segmento do Agronegócio</text:h>
      <text:p text:style-name="P69">Produção e comercialização de frutas frescas no Brasil, especialmente aquelas com maturação rápida e alto valor agregado.</text:p>
      <text:h text:style-name="P70" text:outline-level="3">5.3 Impacto para o Usuário Final</text:h>
      <text:soft-page-break/>
      <text:list text:style-name="LFO11" text:continue-numbering="true">
        <text:list-item>
          <text:p text:style-name="P71">Redução de perdas pós-colheita.</text:p>
        </text:list-item>
        <text:list-item>
          <text:p text:style-name="P72">Maior qualidade do produto.</text:p>
        </text:list-item>
        <text:list-item>
          <text:p text:style-name="P73">Logística mais eficiente.</text:p>
        </text:list-item>
        <text:list-item>
          <text:p text:style-name="P74">Aumento da rentabilidade e competitividade.</text:p>
        </text:list-item>
      </text:list>
      <text:p text:style-name="P75"><text:span text:style-name="T76"><draw:custom-shape svg:x="0in" svg:y="0in" svg:width="45.51042in" svg:height="0.00139in" draw:z-index="0" draw:id="id5" draw:style-name="a5" draw:name="Horizontal Line 216" text:anchor-type="as-char"><svg:title/><svg:desc/><draw:enhanced-geometry draw:type="non-primitive" svg:viewBox="0 0 21600 21600" draw:enhanced-path="M 0 0 L 21600 0 21600 21600 0 21600 Z N"/></draw:custom-shape></text:span></text:p>
      <text:h text:style-name="P77" text:outline-level="2">6. Conclusão</text:h>
      <text:p text:style-name="P78">O projeto propõe a aplicação de tecnologias modernas (IoT, Cloud, Big Data e IA) para resolver um problema crítico do setor frutícola: a definição do ponto ideal de colheita. A solução impacta diretamente a redução de perdas, melhora a logística e aumenta a qualidade do produto, contribuindo para a sustentabilidade e competitividade do agronegócio brasileiro.</text:p>
      <text:p text:style-name="P79"><text:span text:style-name="T80"><draw:custom-shape svg:x="0in" svg:y="0in" svg:width="45.51042in" svg:height="0.00139in" draw:z-index="0" draw:id="id6" draw:style-name="a6" draw:name="Horizontal Line 217" text:anchor-type="as-char"><svg:title/><svg:desc/><draw:enhanced-geometry draw:type="non-primitive" svg:viewBox="0 0 21600 21600" draw:enhanced-path="M 0 0 L 21600 0 21600 21600 0 21600 Z N"/></draw:custom-shape></text:span></text:p>
      <text:h text:style-name="P81" text:outline-level="2">7. Referências</text:h>
      <text:list text:style-name="LFO12" text:continue-numbering="true">
        <text:list-item>
          <text:p text:style-name="P82">EMBRAPA. Perdas pós-colheita no Brasil. Disponível em: https://www.embrapa.br</text:p>
        </text:list-item>
        <text:list-item>
          <text:p text:style-name="P83">FAO. Food Loss and Waste Database. 2022.</text:p>
        </text:list-item>
        <text:list-item>
          <text:p text:style-name="P84">KAYA, S. et al. Smart Agriculture with IoT and Big Data. Journal of Agricultural Informatics, 2021.</text:p>
        </text:list-item>
        <text:list-item>
          <text:p text:style-name="P85">SILVA, J. et al. Uso de sensores e imagens na previsão de maturação de frutas. Revista Brasileira de Fruticultura, 2020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ucas</meta:initial-creator>
    <dc:creator>Lucas Carmo</dc:creator>
    <meta:creation-date>2025-08-21T01:01:00Z</meta:creation-date>
    <dc:date>2025-08-21T01:01:00Z</dc:date>
    <meta:template xlink:href="Normal" xlink:type="simple"/>
    <meta:editing-cycles>2</meta:editing-cycles>
    <meta:editing-duration>PT180S</meta:editing-duration>
    <meta:document-statistic meta:page-count="3" meta:paragraph-count="8" meta:word-count="681" meta:character-count="4352" meta:row-count="30" meta:non-whitespace-character-count="3679"/>
  </office:meta>
</office:document-meta>
</file>